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chart="urn:oasis:names:tc:opendocument:xmlns:chart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ml="http://www.w3.org/XML/1998/namespace" office:version="1.2">
  <office:font-face-decls>
    <style:font-face style:name="Open Sans" svg:font-family="'Open Sans'" style:font-family-generic="swiss" style:font-pitch="variable"/>
  </office:font-face-decls>
  <office:automatic-styles>
    <style:style style:name="P1" style:family="paragraph" style:parent-style-name="Standard">
      <style:text-properties xmlns:officeooo="http://openoffice.org/2009/office" style:font-name="Open Sans" fo:font-size="12pt" officeooo:rsid="0000614b" officeooo:paragraph-rsid="0000614b" style:font-size-asian="10.5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>Hello there</text:p>
    </office:text>
  </office:body>
</office:document-content>
</file>

<file path=styles.xml><?xml version="1.0" encoding="utf-8"?>
<office:document-styles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chart="urn:oasis:names:tc:opendocument:xmlns:chart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ml="http://www.w3.org/XML/1998/namespace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DE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chart="urn:oasis:names:tc:opendocument:xmlns:chart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ml="http://www.w3.org/XML/1998/namespace" office:version="1.2">
  <office:meta>
    <meta:initial-creator>Thomas Müller</meta:initial-creator>
    <meta:creation-date>2013-08-18T19:37:23</meta:creation-date>
    <meta:generator>WebODF/0.5.7-66-g25bf592 Mozilla/5.0 (Windows NT 6.1; WOW64) AppleWebKit/537.36 (KHTML, like Gecko) Chrome/48.0.2564.116 Safari/537.36</meta:generator>
    <dc:date>2016-02-29T14:09:30.001Z</dc:date>
    <meta:editing-cycles>6</meta:editing-cycles>
    <dc:creator>Declan</dc:creator>
  </office:meta>
</office:document-meta>
</file>